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e3d" officeooo:paragraph-rsid="000b7e3d"/>
    </style:style>
    <style:style style:name="P2" style:family="paragraph" style:parent-style-name="Standard">
      <style:text-properties officeooo:rsid="000b7e3d" officeooo:paragraph-rsid="000bcac3"/>
    </style:style>
    <style:style style:name="P3" style:family="paragraph" style:parent-style-name="Standard">
      <style:text-properties officeooo:rsid="000bcac3" officeooo:paragraph-rsid="000bcac3"/>
    </style:style>
    <style:style style:name="P4" style:family="paragraph" style:parent-style-name="Standard">
      <style:text-properties officeooo:rsid="000d1e7c" officeooo:paragraph-rsid="000d1e7c"/>
    </style:style>
    <style:style style:name="P5" style:family="paragraph" style:parent-style-name="Standard">
      <style:text-properties officeooo:rsid="000b7e3d" officeooo:paragraph-rsid="000b7e3d"/>
    </style:style>
    <style:style style:name="P6" style:family="paragraph" style:parent-style-name="Standard">
      <style:text-properties officeooo:rsid="000f872b" officeooo:paragraph-rsid="000f872b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b7e3d" officeooo:paragraph-rsid="000b7e3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109436" officeooo:paragraph-rsid="00109436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109436" officeooo:paragraph-rsid="00109436"/>
    </style:style>
    <style:style style:name="T1" style:family="text">
      <style:text-properties officeooo:rsid="000bcac3"/>
    </style:style>
    <style:style style:name="T2" style:family="text">
      <style:text-properties officeooo:rsid="000e8367"/>
    </style:style>
    <style:style style:name="T3" style:family="text">
      <style:text-properties officeooo:rsid="000f87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rmadura Stats</text:span><text:line-break/><text:line-break/>HP - (Hit Points, when 0 = armadura defeat)</text:p>
      <text:p text:style-name="P1">StPw – (Short for Stopping Power, Weapon Damage, value = damage dealt)</text:p>
      <text:p text:style-name="P1">Acc – (Accuracy, value = chance to hit)</text:p>
      <text:p text:style-name="P1">Avo – (Avoidance, value = chance to dodge)</text:p>
      <text:p text:style-name="P1">Tre – (Tread, Number of square a<text:span text:style-name="T3">n</text:span> armadura can move)</text:p>
      <text:p text:style-name="P1">Arm – (Armor, value = damage reduced)</text:p>
      <text:p text:style-name="P1"/>
      <text:p text:style-name="P1">=======================</text:p>
      <text:p text:style-name="P1"/>
      <text:p text:style-name="P7">Combat Math – <text:span text:style-name="T3">to hit/miss</text:span></text:p>
      <text:p text:style-name="P1"/>
      <text:p text:style-name="P1">Primary pivot value = 10 <text:s/>( if above 10 = hits, Below 10 = miss)</text:p>
      <text:p text:style-name="P1"/>
      <text:p text:style-name="P1">combat is determined by using random number between 1 and 20</text:p>
      <text:p text:style-name="P1"/>
      <text:p text:style-name="P1">add acc to the random number, then subtract the opponents avo </text:p>
      <text:p text:style-name="P1"/>
      <text:p text:style-name="P1">Example:</text:p>
      <text:p text:style-name="P1"/>
      <text:p text:style-name="P3"><text:tab/>Player</text:p>
      <text:p text:style-name="P1"><text:tab/>Acc 4, Avo 3 <text:s/></text:p>
      <text:p text:style-name="P2"><text:tab/></text:p>
      <text:p text:style-name="P2"><text:tab/>vs</text:p>
      <text:p text:style-name="P3"><text:tab/></text:p>
      <text:p text:style-name="P3"><text:tab/>OpFor</text:p>
      <text:p text:style-name="P1"><text:tab/>Acc 2, Avo <text:span text:style-name="T1">2</text:span></text:p>
      <text:p text:style-name="P1"/>
      <text:p text:style-name="P3">player gets a 12 then adds acc (4) to get 16, then subtracts OpFor’s Avo (2), leaving player with 14; <text:s/>Since this is above 10, player hits.</text:p>
      <text:p text:style-name="P3"/>
      <text:p text:style-name="P3">OpFor gets a 10 then adds its Acc (2) to get a 12, then subtracts the players Avo (3); leaving OpFor with 9. <text:s/>Since this is less than 10, OpFor misses.</text:p>
      <text:p text:style-name="P3"/>
      <text:p text:style-name="P4">=======================================</text:p>
      <text:p text:style-name="P4"/>
      <text:p text:style-name="P3">Formula = Random number (1-20) + Attackers Acc – Opponents Avo, &gt; 10 (50%) = hit; &lt; <text:span text:style-name="T2">10 = miss</text:span></text:p>
      <text:p text:style-name="P1"/>
      <text:p text:style-name="P6">======================================</text:p>
      <text:p text:style-name="P8">Combat Math – Damage</text:p>
      <text:p text:style-name="P9"/>
      <text:p text:style-name="P9">StPw – Arm = Damage Dealt/Recieved</text:p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37:44.779924025</meta:creation-date>
    <dc:date>2024-09-13T21:04:02.843260637</dc:date>
    <meta:editing-duration>PT11M5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92" meta:character-count="1101" meta:non-whitespace-character-count="910"/>
  </office:meta>
</office:document-meta>
</file>